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016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>
            <text:p>ACI_EurMcwi/1_ACI_EurMcwi_PE1__dedup_realigned_bqsr_PINDELUNMAPPED_trimmed_readpairs.fastq</text:p>
          </table:table-cell>
          <table:table-cell office:value-type="string">
            <text:p>ACI_EurMcwi/1_ACI_EurMcwi_PE1__dedup_realigned_bqsr_PINDELUNMAPPED_trimmed_singletons.fastq</text:p>
          </table:table-cell>
        </table:table-row>
        <table:table-row table:style-name="ro1">
          <table:table-cell office:value-type="string">
            <text:p>BBDP_Wor/1_BBDP_Wor_PE1__dedup_realigned_bqsr_PINDELUNMAPPED_trimmed_readpairs.fastq</text:p>
          </table:table-cell>
          <table:table-cell office:value-type="string">
            <text:p>BBDP_Wor/1_BBDP_Wor_PE1__dedup_realigned_bqsr_PINDELUNMAPPED_trimmed_singletons.fastq</text:p>
          </table:table-cell>
        </table:table-row>
        <table:table-row table:style-name="ro1">
          <table:table-cell office:value-type="string">
            <text:p>BNLX_Cub_Prin/1_BNLX_Cub_Prin_dedup_realigned_bqsr_PINDELUNMAPPED_trimmed_readpairs.fastq</text:p>
          </table:table-cell>
          <table:table-cell office:value-type="string">
            <text:p>BNLX_Cub_Prin/1_BNLX_Cub_Prin_dedup_realigned_bqsr_PINDELUNMAPPED_trimmed_singletons.fastq</text:p>
          </table:table-cell>
        </table:table-row>
        <table:table-row table:style-name="ro1">
          <table:table-cell office:value-type="string">
            <text:p>F344/1_F344_PE1__dedup_realigned_bqsr_RGFixed_PINDELUNMAPPED_trimmed_readpairs.fastq</text:p>
          </table:table-cell>
          <table:table-cell office:value-type="string">
            <text:p>F344/1_F344_PE1__dedup_realigned_bqsr_RGFixed_PINDELUNMAPPED_trimmed_singletons.fastq</text:p>
          </table:table-cell>
        </table:table-row>
        <table:table-row table:style-name="ro1">
          <table:table-cell office:value-type="string">
            <text:p>F344_Prin/1_F344_Prin_dedup_realigned_bqsr_PINDELUNMAPPED_trimmed_readpairs.fastq</text:p>
          </table:table-cell>
          <table:table-cell office:value-type="string">
            <text:p>F344_Prin/1_F344_Prin_dedup_realigned_bqsr_PINDELUNMAPPED_trimmed_singletons.fastq</text:p>
          </table:table-cell>
        </table:table-row>
        <table:table-row table:style-name="ro1">
          <table:table-cell office:value-type="string">
            <text:p>FHH_EurMcwi/1_FHH_EurMcwi_PE1__dedup_realigned_bqsr_PINDELUNMAPPED_trimmed_readpairs.fastq</text:p>
          </table:table-cell>
          <table:table-cell office:value-type="string">
            <text:p>FHH_EurMcwi/1_FHH_EurMcwi_PE1__dedup_realigned_bqsr_PINDELUNMAPPED_trimmed_singletons.fastq</text:p>
          </table:table-cell>
        </table:table-row>
        <table:table-row table:style-name="ro1">
          <table:table-cell office:value-type="string">
            <text:p>FHL_EurMcwi/1_FHL_EurMcwi_PE1__dedup_realigned_bqsr_PINDELUNMAPPED_trimmed_readpairs.fastq</text:p>
          </table:table-cell>
          <table:table-cell office:value-type="string">
            <text:p>FHL_EurMcwi/1_FHL_EurMcwi_PE1__dedup_realigned_bqsr_PINDELUNMAPPED_trimmed_singletons.fastq</text:p>
          </table:table-cell>
        </table:table-row>
        <table:table-row table:style-name="ro1">
          <table:table-cell office:value-type="string">
            <text:p>GK_Ox/1_GK_Ox_PE1__dedup_realigned_bqsr_PINDELUNMAPPED_trimmed_readpairs.fastq</text:p>
          </table:table-cell>
          <table:table-cell office:value-type="string">
            <text:p>GK_Ox/1_GK_Ox_PE1__dedup_realigned_bqsr_PINDELUNMAPPED_trimmed_singletons.fastq</text:p>
          </table:table-cell>
        </table:table-row>
        <table:table-row table:style-name="ro1">
          <table:table-cell office:value-type="string">
            <text:p>LN_MavRrrc/1_LN_MavRrrc_PE1__dedup_realigned_bqsr_PINDELUNMAPPED_trimmed_readpairs.fastq</text:p>
          </table:table-cell>
          <table:table-cell office:value-type="string">
            <text:p>LN_MavRrrc/1_LN_MavRrrc_PE1__dedup_realigned_bqsr_PINDELUNMAPPED_trimmed_singletons.fastq</text:p>
          </table:table-cell>
        </table:table-row>
        <table:table-row table:style-name="ro1">
          <table:table-cell office:value-type="string">
            <text:p>MHS_Gib/1_MHS_Gib__dedup_realigned_bqsr_PINDELUNMAPPED_trimmed_readpairs.fastq</text:p>
          </table:table-cell>
          <table:table-cell office:value-type="string">
            <text:p>MHS_Gib/1_MHS_Gib__dedup_realigned_bqsr_PINDELUNMAPPED_trimmed_singletons.fastq</text:p>
          </table:table-cell>
        </table:table-row>
        <table:table-row table:style-name="ro1">
          <table:table-cell office:value-type="string">
            <text:p>SBH_Ygl/1_SBH_Ygl__dedup_realigned_bqsr_PINDELUNMAPPED_trimmed_readpairs.fastq</text:p>
          </table:table-cell>
          <table:table-cell office:value-type="string">
            <text:p>SBH_Ygl/1_SBH_Ygl__dedup_realigned_bqsr_PINDELUNMAPPED_trimmed_singletons.fastq</text:p>
          </table:table-cell>
        </table:table-row>
        <table:table-row table:style-name="ro1">
          <table:table-cell office:value-type="string">
            <text:p>SBN_Ygl/1_SBN_Ygl__dedup_realigned_bqsr_PINDELUNMAPPED_trimmed_readpairs.fastq</text:p>
          </table:table-cell>
          <table:table-cell office:value-type="string">
            <text:p>SBN_Ygl/1_SBN_Ygl__dedup_realigned_bqsr_PINDELUNMAPPED_trimmed_singletons.fastq</text:p>
          </table:table-cell>
        </table:table-row>
        <table:table-row table:style-name="ro1">
          <table:table-cell office:value-type="string">
            <text:p>SHR_NCrl_Prin/1_SHR_NCrl_Prin_dedup_realigned_bqsr_PINDELUNMAPPED_trimmed_readpairs.fastq</text:p>
          </table:table-cell>
          <table:table-cell office:value-type="string">
            <text:p>SHR_NCrl_Prin/1_SHR_NCrl_Prin_dedup_realigned_bqsr_PINDELUNMAPPED_trimmed_singletons.fastq</text:p>
          </table:table-cell>
        </table:table-row>
        <table:table-row table:style-name="ro1">
          <table:table-cell office:value-type="string">
            <text:p>SHR_NHsd/1_SHR_NHsd_PE1__dedup_realigned_bqsr_PINDELUNMAPPED_trimmed_readpairs.fastq</text:p>
          </table:table-cell>
          <table:table-cell office:value-type="string">
            <text:p>SHR_NHsd/1_SHR_NHsd_PE1__dedup_realigned_bqsr_PINDELUNMAPPED_trimmed_singletons.fastq</text:p>
          </table:table-cell>
        </table:table-row>
        <table:table-row table:style-name="ro1">
          <table:table-cell office:value-type="string">
            <text:p>SHR_OlaIpcv_Prin/1_SHR_OlaIpcv_Prin_dedup_realigned_bqsr_PINDELUNMAPPED_trimmed_readpairs.fastq</text:p>
          </table:table-cell>
          <table:table-cell office:value-type="string">
            <text:p>SHR_OlaIpcv_Prin/1_SHR_OlaIpcv_Prin_dedup_realigned_bqsr_PINDELUNMAPPED_trimmed_singletons.fastq</text:p>
          </table:table-cell>
        </table:table-row>
        <table:table-row table:style-name="ro1">
          <table:table-cell office:value-type="string">
            <text:p>SHRSP_Gla/1_SHRSP_Gla_PE1__dedup_realigned_bqsr_PINDELUNMAPPED_trimmed_readpairs.fastq</text:p>
          </table:table-cell>
          <table:table-cell office:value-type="string">
            <text:p>SHRSP_Gla/1_SHRSP_Gla_PE1__dedup_realigned_bqsr_PINDELUNMAPPED_trimmed_singletons.fastq</text:p>
          </table:table-cell>
        </table:table-row>
        <table:table-row table:style-name="ro1">
          <table:table-cell office:value-type="string">
            <text:p>SR_Jr/1_SR_Jr__dedup_realigned_bqsr_PINDELUNMAPPED_trimmed_readpairs.fastq</text:p>
          </table:table-cell>
          <table:table-cell office:value-type="string">
            <text:p>SR_Jr/1_SR_Jr__dedup_realigned_bqsr_PINDELUNMAPPED_trimmed_singletons.fastq</text:p>
          </table:table-cell>
        </table:table-row>
        <table:table-row table:style-name="ro1">
          <table:table-cell office:value-type="string">
            <text:p>SS_Jr/1_SS_Jr__dedup_realigned_bqsr_PINDELUNMAPPED_trimmed_readpairs.fastq</text:p>
          </table:table-cell>
          <table:table-cell office:value-type="string">
            <text:p>SS_Jr/1_SS_Jr__dedup_realigned_bqsr_PINDELUNMAPPED_trimmed_singletons.fastq</text:p>
          </table:table-cell>
        </table:table-row>
        <table:table-row table:style-name="ro1">
          <table:table-cell office:value-type="string">
            <text:p>SS_JrHsdMcwi/1_SS_JrHsdMcwi__dedup_realigned_bqsr_PINDELUNMAPPED_trimmed_readpairs.fastq</text:p>
          </table:table-cell>
          <table:table-cell office:value-type="string">
            <text:p>SS_JrHsdMcwi/1_SS_JrHsdMcwi__dedup_realigned_bqsr_PINDELUNMAPPED_trimmed_singletons.fastq</text:p>
          </table:table-cell>
        </table:table-row>
        <table:table-row table:style-name="ro1">
          <table:table-cell office:value-type="string">
            <text:p>tadao_F344/1_tadao_F344_dedup_PINDELUNMAPPED_trimmed_readpairs.fastq</text:p>
          </table:table-cell>
          <table:table-cell office:value-type="string">
            <text:p>tadao_F344/1_tadao_F344_dedup_PINDELUNMAPPED_trimmed_singletons.fastq</text:p>
          </table:table-cell>
        </table:table-row>
        <table:table-row table:style-name="ro1">
          <table:table-cell office:value-type="string">
            <text:p>WAG_Rij/1_WAG_Rij__dedup_realigned_bqsr_PINDELUNMAPPED_trimmed_readpairs.fastq</text:p>
          </table:table-cell>
          <table:table-cell office:value-type="string">
            <text:p>WAG_Rij/1_WAG_Rij__dedup_realigned_bqsr_PINDELUNMAPPED_trimmed_singletons.fastq</text:p>
          </table:table-cell>
        </table:table-row>
        <table:table-row table:style-name="ro1">
          <table:table-cell office:value-type="string">
            <text:p>WKY_Gla/1_WKY_Gla_PE1__dedup_realigned_bqsr_PINDELUNMAPPED_trimmed_readpairs.fastq</text:p>
          </table:table-cell>
          <table:table-cell office:value-type="string">
            <text:p>WKY_Gla/1_WKY_Gla_PE1__dedup_realigned_bqsr_PINDELUNMAPPED_trimmed_singletons.fastq</text:p>
          </table:table-cell>
        </table:table-row>
        <table:table-row table:style-name="ro1">
          <table:table-cell office:value-type="string">
            <text:p>WKY_NCrl/1_WKY_NCrl_PE1__dedup_realigned_bqsr_PINDELUNMAPPED_trimmed_readpairs.fastq</text:p>
          </table:table-cell>
          <table:table-cell office:value-type="string">
            <text:p>WKY_NCrl/1_WKY_NCrl_PE1__dedup_realigned_bqsr_PINDELUNMAPPED_trimmed_singletons.fastq</text:p>
          </table:table-cell>
        </table:table-row>
        <table:table-row table:style-name="ro1">
          <table:table-cell office:value-type="string">
            <text:p>WKY_NHsd/1_WKY_NHsd_dedup_realigned_bqsr_PINDELUNMAPPED_trimmed_readpairs.fastq</text:p>
          </table:table-cell>
          <table:table-cell office:value-type="string">
            <text:p>WKY_NHsd/1_WKY_NHsd_dedup_realigned_bqsr_PINDELUNMAPPED_trimmed_singletons.fastq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in </meta:initial-creator>
    <meta:creation-date>2014-06-16T16:03:11</meta:creation-date>
    <dc:date>2014-06-16T16:05:16</dc:date>
    <dc:creator>Robin </dc:creator>
    <meta:editing-duration>P0D</meta:editing-duration>
    <meta:editing-cycles>1</meta:editing-cycles>
    <meta:document-statistic meta:table-count="1" meta:cell-count="48" meta:object-count="0"/>
    <meta:generator>LibreOffice/4.0.2.2$Linux_X86_64 LibreOffice_project/400m0$Build-2</meta:generator>
  </office:meta>
</office:document-meta>
</file>